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Grade plus Curve</text:p>
          </table:table-cell>
          <table:table-cell office:value-type="string" calcext:value-type="string">
            <text:p>Letter Grade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1/20" office:value-type="float" office:value="0.55" calcext:value-type="float">
            <text:p>0.55</text:p>
          </table:table-cell>
          <table:table-cell table:formula="of:=0.1*[.K2]+0.1*[.Q2]+0.1*[.S2]+0.15*[.V2]+0.2*([.U2]+[.R2]+[.M2]+[.J2]+[.H2]+[.F2])/6+0.15*([.P2]+[.N2]+[.L2]+[.I2]+[.G2]+[.E2]+[.D2])/7+0.1*[.T2]+0.1*[.O2]" office:value-type="float" office:value="0.805362554112554" calcext:value-type="float">
            <text:p>0.8053625541</text:p>
          </table:table-cell>
          <table:table-cell office:value-type="float" office:value="2" calcext:value-type="float">
            <text:p>2</text:p>
          </table:table-cell>
          <table:table-cell table:formula="of:=[.W2]+[.X2]/100" office:value-type="float" office:value="0.825362554112554" calcext:value-type="float">
            <text:p>0.82536255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0.1*[.K3]+0.1*[.Q3]+0.1*[.S3]+0.15*[.V3]+0.2*([.U3]+[.R3]+[.M3]+[.J3]+[.H3]+[.F3])/6+0.15*([.P3]+[.N3]+[.L3]+[.I3]+[.G3]+[.E3]+[.D3])/7+0.1*[.T3]+0.1*[.O3]" office:value-type="float" office:value="0.93" calcext:value-type="float">
            <text:p>0.93</text:p>
          </table:table-cell>
          <table:table-cell office:value-type="float" office:value="2" calcext:value-type="float">
            <text:p>2</text:p>
          </table:table-cell>
          <table:table-cell table:formula="of:=[.W3]+[.X3]/100" office:value-type="float" office:value="0.95" calcext:value-type="float">
            <text:p>0.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60/10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62.5/100" office:value-type="float" office:value="0.625" calcext:value-type="float">
            <text:p>0.625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/20" office:value-type="float" office:value="0.75" calcext:value-type="float">
            <text:p>0.75</text:p>
          </table:table-cell>
          <table:table-cell table:formula="of:=0.1*[.K4]+0.1*[.Q4]+0.1*[.S4]+0.15*[.V4]+0.2*([.U4]+[.R4]+[.M4]+[.J4]+[.H4]+[.F4])/6+0.15*([.P4]+[.N4]+[.L4]+[.I4]+[.G4]+[.E4]+[.D4])/7+0.1*[.T4]+0.1*[.O4]" office:value-type="float" office:value="0.777294372294372" calcext:value-type="float">
            <text:p>0.7772943723</text:p>
          </table:table-cell>
          <table:table-cell office:value-type="float" office:value="2" calcext:value-type="float">
            <text:p>2</text:p>
          </table:table-cell>
          <table:table-cell table:formula="of:=[.W4]+[.X4]/100" office:value-type="float" office:value="0.797294372294372" calcext:value-type="float">
            <text:p>0.797294372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20" office:value-type="float" office:value="0.5" calcext:value-type="float">
            <text:p>0.5</text:p>
          </table:table-cell>
          <table:table-cell table:formula="of:=0.1*[.K5]+0.1*[.Q5]+0.1*[.S5]+0.15*[.V5]+0.2*([.U5]+[.R5]+[.M5]+[.J5]+[.H5]+[.F5])/6+0.15*([.P5]+[.N5]+[.L5]+[.I5]+[.G5]+[.E5]+[.D5])/7+0.1*[.T5]+0.1*[.O5]" office:value-type="float" office:value="0.743203463203463" calcext:value-type="float">
            <text:p>0.7432034632</text:p>
          </table:table-cell>
          <table:table-cell office:value-type="float" office:value="2" calcext:value-type="float">
            <text:p>2</text:p>
          </table:table-cell>
          <table:table-cell table:formula="of:=[.W5]+[.X5]/100" office:value-type="float" office:value="0.763203463203463" calcext:value-type="float">
            <text:p>0.7632034632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5.5/8" office:value-type="float" office:value="0.6875" calcext:value-type="float">
            <text:p>0.6875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0.1*[.K6]+0.1*[.Q6]+0.1*[.S6]+0.15*[.V6]+0.2*([.U6]+[.R6]+[.M6]+[.J6]+[.H6]+[.F6])/6+0.15*([.P6]+[.N6]+[.L6]+[.I6]+[.G6]+[.E6]+[.D6])/7+0.1*[.T6]+0.1*[.O6]" office:value-type="float" office:value="0.888456439393939" calcext:value-type="float">
            <text:p>0.8884564394</text:p>
          </table:table-cell>
          <table:table-cell office:value-type="float" office:value="2" calcext:value-type="float">
            <text:p>2</text:p>
          </table:table-cell>
          <table:table-cell table:formula="of:=[.W6]+[.X6]/100" office:value-type="float" office:value="0.908456439393939" calcext:value-type="float">
            <text:p>0.90845643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5/20" office:value-type="float" office:value="0.575" calcext:value-type="float">
            <text:p>0.575</text:p>
          </table:table-cell>
          <table:table-cell table:formula="of:=0.1*[.K7]+0.1*[.Q7]+0.1*[.S7]+0.15*[.V7]+0.2*([.U7]+[.R7]+[.M7]+[.J7]+[.H7]+[.F7])/6+0.15*([.P7]+[.N7]+[.L7]+[.I7]+[.G7]+[.E7]+[.D7])/7+0.1*[.T7]+0.1*[.O7]" office:value-type="float" office:value="0.809337121212121" calcext:value-type="float">
            <text:p>0.8093371212</text:p>
          </table:table-cell>
          <table:table-cell office:value-type="float" office:value="2" calcext:value-type="float">
            <text:p>2</text:p>
          </table:table-cell>
          <table:table-cell table:formula="of:=[.W7]+[.X7]/100" office:value-type="float" office:value="0.829337121212121" calcext:value-type="float">
            <text:p>0.82933712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0.1*[.K8]+0.1*[.Q8]+0.1*[.S8]+0.15*[.V8]+0.2*([.U8]+[.R8]+[.M8]+[.J8]+[.H8]+[.F8])/6+0.15*([.P8]+[.N8]+[.L8]+[.I8]+[.G8]+[.E8]+[.D8])/7+0.1*[.T8]+0.1*[.O8]" office:value-type="float" office:value="0.962604166666667" calcext:value-type="float">
            <text:p>0.9626041667</text:p>
          </table:table-cell>
          <table:table-cell office:value-type="float" office:value="2" calcext:value-type="float">
            <text:p>2</text:p>
          </table:table-cell>
          <table:table-cell table:formula="of:=[.W8]+[.X8]/100" office:value-type="float" office:value="0.982604166666667" calcext:value-type="float">
            <text:p>0.9826041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13.5/20" office:value-type="float" office:value="0.675" calcext:value-type="float">
            <text:p>0.675</text:p>
          </table:table-cell>
          <table:table-cell table:formula="of:=0.1*[.K9]+0.1*[.Q9]+0.1*[.S9]+0.15*[.V9]+0.2*([.U9]+[.R9]+[.M9]+[.J9]+[.H9]+[.F9])/6+0.15*([.P9]+[.N9]+[.L9]+[.I9]+[.G9]+[.E9]+[.D9])/7+0.1*[.T9]+0.1*[.O9]" office:value-type="float" office:value="0.90071158008658" calcext:value-type="float">
            <text:p>0.9007115801</text:p>
          </table:table-cell>
          <table:table-cell office:value-type="float" office:value="2" calcext:value-type="float">
            <text:p>2</text:p>
          </table:table-cell>
          <table:table-cell table:formula="of:=[.W9]+[.X9]/100" office:value-type="float" office:value="0.92071158008658" calcext:value-type="float">
            <text:p>0.920711580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table:formula="of:=0.1*[.K10]+0.1*[.Q10]+0.1*[.S10]+0.15*[.V10]+0.2*([.U10]+[.R10]+[.M10]+[.J10]+[.H10]+[.F10])/6+0.15*([.P10]+[.N10]+[.L10]+[.I10]+[.G10]+[.E10]+[.D10])/7+0.1*[.T10]+0.1*[.O10]" office:value-type="float" office:value="0.8559375" calcext:value-type="float">
            <text:p>0.8559375</text:p>
          </table:table-cell>
          <table:table-cell office:value-type="float" office:value="2" calcext:value-type="float">
            <text:p>2</text:p>
          </table:table-cell>
          <table:table-cell table:formula="of:=[.W10]+[.X10]/100" office:value-type="float" office:value="0.8759375" calcext:value-type="float">
            <text:p>0.87593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5/20" office:value-type="float" office:value="0.75" calcext:value-type="float">
            <text:p>0.75</text:p>
          </table:table-cell>
          <table:table-cell table:formula="of:=0.1*[.K11]+0.1*[.Q11]+0.1*[.S11]+0.15*[.V11]+0.2*([.U11]+[.R11]+[.M11]+[.J11]+[.H11]+[.F11])/6+0.15*([.P11]+[.N11]+[.L11]+[.I11]+[.G11]+[.E11]+[.D11])/7+0.1*[.T11]+0.1*[.O11]" office:value-type="float" office:value="0.813958333333333" calcext:value-type="float">
            <text:p>0.8139583333</text:p>
          </table:table-cell>
          <table:table-cell office:value-type="float" office:value="2" calcext:value-type="float">
            <text:p>2</text:p>
          </table:table-cell>
          <table:table-cell table:formula="of:=[.W11]+[.X11]/100" office:value-type="float" office:value="0.833958333333333" calcext:value-type="float">
            <text:p>0.8339583333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0.1*[.K12]+0.1*[.Q12]+0.1*[.S12]+0.15*[.V12]+0.2*([.U12]+[.R12]+[.M12]+[.J12]+[.H12]+[.F12])/6+0.15*([.P12]+[.N12]+[.L12]+[.I12]+[.G12]+[.E12]+[.D12])/7+0.1*[.T12]+0.1*[.O12]" office:value-type="float" office:value="0.937339015151515" calcext:value-type="float">
            <text:p>0.9373390152</text:p>
          </table:table-cell>
          <table:table-cell office:value-type="float" office:value="2" calcext:value-type="float">
            <text:p>2</text:p>
          </table:table-cell>
          <table:table-cell table:formula="of:=[.W12]+[.X12]/100" office:value-type="float" office:value="0.957339015151515" calcext:value-type="float">
            <text:p>0.957339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table:formula="of:=9/10" office:value-type="float" office:value="0.9" calcext:value-type="float">
            <text:p>0.9</text:p>
          </table:table-cell>
          <table:table-cell table:formula="of:=0.75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9/20" office:value-type="float" office:value="0.45" calcext:value-type="float">
            <text:p>0.45</text:p>
          </table:table-cell>
          <table:table-cell table:formula="of:=0.1*[.K13]+0.1*[.Q13]+0.1*[.S13]+0.15*[.V13]+0.2*([.U13]+[.R13]+[.M13]+[.J13]+[.H13]+[.F13])/6+0.15*([.P13]+[.N13]+[.L13]+[.I13]+[.G13]+[.E13]+[.D13])/7+0.1*[.T13]+0.1*[.O13]" office:value-type="float" office:value="0.80874053030303" calcext:value-type="float">
            <text:p>0.8087405303</text:p>
          </table:table-cell>
          <table:table-cell office:value-type="float" office:value="2" calcext:value-type="float">
            <text:p>2</text:p>
          </table:table-cell>
          <table:table-cell table:formula="of:=[.W13]+[.X13]/100" office:value-type="float" office:value="0.82874053030303" calcext:value-type="float">
            <text:p>0.8287405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20" office:value-type="float" office:value="0.5" calcext:value-type="float">
            <text:p>0.5</text:p>
          </table:table-cell>
          <table:table-cell table:formula="of:=0.1*[.K14]+0.1*[.Q14]+0.1*[.S14]+0.15*[.V14]+0.2*([.U14]+[.R14]+[.M14]+[.J14]+[.H14]+[.F14])/6+0.15*([.P14]+[.N14]+[.L14]+[.I14]+[.G14]+[.E14]+[.D14])/7+0.1*[.T14]+0.1*[.O14]" office:value-type="float" office:value="0.845814393939394" calcext:value-type="float">
            <text:p>0.8458143939</text:p>
          </table:table-cell>
          <table:table-cell office:value-type="float" office:value="2" calcext:value-type="float">
            <text:p>2</text:p>
          </table:table-cell>
          <table:table-cell table:formula="of:=[.W14]+[.X14]/100" office:value-type="float" office:value="0.865814393939394" calcext:value-type="float">
            <text:p>0.865814393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0.1*[.K15]+0.1*[.Q15]+0.1*[.S15]+0.15*[.V15]+0.2*([.U15]+[.R15]+[.M15]+[.J15]+[.H15]+[.F15])/6+0.15*([.P15]+[.N15]+[.L15]+[.I15]+[.G15]+[.E15]+[.D15])/7+0.1*[.T15]+0.1*[.O15]" office:value-type="float" office:value="0.922935606060606" calcext:value-type="float">
            <text:p>0.9229356061</text:p>
          </table:table-cell>
          <table:table-cell office:value-type="float" office:value="2" calcext:value-type="float">
            <text:p>2</text:p>
          </table:table-cell>
          <table:table-cell table:formula="of:=[.W15]+[.X15]/100" office:value-type="float" office:value="0.942935606060606" calcext:value-type="float">
            <text:p>0.942935606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9/20" office:value-type="float" office:value="0.95" calcext:value-type="float">
            <text:p>0.95</text:p>
          </table:table-cell>
          <table:table-cell table:formula="of:=0.1*[.K16]+0.1*[.Q16]+0.1*[.S16]+0.15*[.V16]+0.2*([.U16]+[.R16]+[.M16]+[.J16]+[.H16]+[.F16])/6+0.15*([.P16]+[.N16]+[.L16]+[.I16]+[.G16]+[.E16]+[.D16])/7+0.1*[.T16]+0.1*[.O16]" office:value-type="float" office:value="0.973333333333333" calcext:value-type="float">
            <text:p>0.9733333333</text:p>
          </table:table-cell>
          <table:table-cell office:value-type="float" office:value="2" calcext:value-type="float">
            <text:p>2</text:p>
          </table:table-cell>
          <table:table-cell table:formula="of:=[.W16]+[.X16]/100" office:value-type="float" office:value="0.993333333333333" calcext:value-type="float">
            <text:p>0.99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20" office:value-type="float" office:value="0.4" calcext:value-type="float">
            <text:p>0.4</text:p>
          </table:table-cell>
          <table:table-cell table:formula="of:=0.1*[.K17]+0.1*[.Q17]+0.1*[.S17]+0.15*[.V17]+0.2*([.U17]+[.R17]+[.M17]+[.J17]+[.H17]+[.F17])/6+0.15*([.P17]+[.N17]+[.L17]+[.I17]+[.G17]+[.E17]+[.D17])/7+0.1*[.T17]+0.1*[.O17]" office:value-type="float" office:value="0.729603625541126" calcext:value-type="float">
            <text:p>0.7296036255</text:p>
          </table:table-cell>
          <table:table-cell office:value-type="float" office:value="2" calcext:value-type="float">
            <text:p>2</text:p>
          </table:table-cell>
          <table:table-cell table:formula="of:=[.W17]+[.X17]/100" office:value-type="float" office:value="0.749603625541126" calcext:value-type="float">
            <text:p>0.7496036255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2.5/20" office:value-type="float" office:value="0.625" calcext:value-type="float">
            <text:p>0.625</text:p>
          </table:table-cell>
          <table:table-cell table:formula="of:=0.1*[.K18]+0.1*[.Q18]+0.1*[.S18]+0.15*[.V18]+0.2*([.U18]+[.R18]+[.M18]+[.J18]+[.H18]+[.F18])/6+0.15*([.P18]+[.N18]+[.L18]+[.I18]+[.G18]+[.E18]+[.D18])/7+0.1*[.T18]+0.1*[.O18]" office:value-type="float" office:value="0.745600649350649" calcext:value-type="float">
            <text:p>0.7456006494</text:p>
          </table:table-cell>
          <table:table-cell office:value-type="float" office:value="2" calcext:value-type="float">
            <text:p>2</text:p>
          </table:table-cell>
          <table:table-cell table:formula="of:=[.W18]+[.X18]/100" office:value-type="float" office:value="0.765600649350649" calcext:value-type="float">
            <text:p>0.7656006494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formula="of:=0.1*[.K19]+0.1*[.Q19]+0.1*[.S19]+0.15*[.V19]+0.2*([.U19]+[.R19]+[.M19]+[.J19]+[.H19]+[.F19])/6+0.15*([.P19]+[.N19]+[.L19]+[.I19]+[.G19]+[.E19]+[.D19])/7+0.1*[.T19]+0.1*[.O19]" office:value-type="float" office:value="0.91125" calcext:value-type="float">
            <text:p>0.91125</text:p>
          </table:table-cell>
          <table:table-cell office:value-type="float" office:value="2" calcext:value-type="float">
            <text:p>2</text:p>
          </table:table-cell>
          <table:table-cell table:formula="of:=[.W19]+[.X19]/100" office:value-type="float" office:value="0.93125" calcext:value-type="float">
            <text:p>0.931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16">00/00/0000</text:date>, <text:time style:data-style-name="N2" text:time-value="15:52:00.12909243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16T16:24:41.842397706</dc:date>
    <meta:editing-duration>P1DT22H52M47S</meta:editing-duration>
    <meta:editing-cycles>75</meta:editing-cycles>
    <meta:document-statistic meta:table-count="1" meta:cell-count="512" meta:object-count="0"/>
  </office:meta>
</office:document-meta>
</file>